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A0000000AF9BBAA3B3EB04975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174cm" svg:height="3.472cm" svg:x="9.098cm" svg:y="13.223cm">
          <draw:image xlink:href="Pictures/10000000000000A0000000AF9BBAA3B3EB04975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5:01:21.846504193</meta:creation-date>
    <dc:date>2018-03-16T15:01:38.237043678</dc:date>
    <meta:editing-duration>PT16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